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3.10.2018</text:p>
      <text:list xml:id="list7392578550512376668" text:style-name="L1">
        <text:list-item>
          <text:p text:style-name="P2">project names with links</text:p>
        </text:list-item>
        <text:list-item>
          <text:p text:style-name="P2">center "PROJECTS"</text:p>
        </text:list-item>
        <text:list-item>
          <text:p text:style-name="P2">styling to project names: margin....</text:p>
        </text:list-item>
        <text:list-item>
          <text:p text:style-name="P1">first img as a background</text:p>
        </text:list-item>
        <text:list-item>
          <text:p text:style-name="P1">&lt;p&gt; text on that background</text:p>
        </text:list-item>
        <text:list-item>
          <text:p text:style-name="P1">customize images and text:</text:p>
        </text:list-item>
        <text:list-item>
          <text:p text:style-name="P1">customize placement</text:p>
        </text:list-item>
        <text:list-item>
          <text:p text:style-name="P1">customize css of at min. paragraphs and heading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</meta:editing-duration>
    <meta:editing-cycles>3</meta:editing-cycles>
    <meta:generator>OpenOffice/4.1.5$Win32 OpenOffice.org_project/415m1$Build-9789</meta:generator>
    <dc:date>2018-10-13T20:15:33.51</dc:date>
    <meta:document-statistic meta:table-count="0" meta:image-count="0" meta:object-count="0" meta:page-count="1" meta:paragraph-count="9" meta:word-count="44" meta:character-count="240"/>
    <dc:creator>Krzysztof Klapczyński</dc:creator>
    <meta:user-defined meta:name="Info 1"/>
    <meta:user-defined meta:name="Info 2"/>
    <meta:user-defined meta:name="Info 3"/>
    <meta:user-defined meta:name="Info 4"/>
  </office:meta>
</office:document-meta>
</file>